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343" officeooo:paragraph-rsid="000f3343"/>
    </style:style>
    <style:style style:name="P2" style:family="paragraph" style:parent-style-name="Standard">
      <style:text-properties officeooo:rsid="000fcee0" officeooo:paragraph-rsid="000fcee0"/>
    </style:style>
    <style:style style:name="P3" style:family="paragraph" style:parent-style-name="Standard">
      <style:text-properties officeooo:paragraph-rsid="00138e7d"/>
    </style:style>
    <style:style style:name="P4" style:family="paragraph" style:parent-style-name="Standard">
      <style:text-properties officeooo:paragraph-rsid="00145ef5"/>
    </style:style>
    <style:style style:name="T1" style:family="text">
      <style:text-properties fo:font-variant="normal" fo:text-transform="none" fo:color="#525c65" style:font-name="Open Sans" fo:font-size="10.5pt" fo:letter-spacing="normal" fo:font-style="normal" fo:font-weight="normal"/>
    </style:style>
    <style:style style:name="T2" style:family="text">
      <style:text-properties fo:font-variant="normal" fo:text-transform="none" fo:color="#525c65" style:font-name="Open Sans" fo:font-size="10.5pt" fo:letter-spacing="normal" fo:font-style="normal" fo:font-weight="normal" officeooo:rsid="00138e7d"/>
    </style:style>
    <style:style style:name="T3" style:family="text">
      <style:text-properties officeooo:rsid="00138e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uristic Analysis</text:p>
      <text:p text:style-name="P1">AIND - <text:s/>Planning Project </text:p>
      <text:p text:style-name="P1"/>
      <text:p text:style-name="P1"/>
      <text:p text:style-name="P2">BFS, DFGS, UCS for non-heuristic searches </text:p>
      <text:p text:style-name="P2"/>
      <text:p text:style-name="P2">h_1, h_ignore_preconditions, and h_levelsum for heuristic searches </text:p>
      <text:p text:style-name="P2"/>
      <text:p text:style-name="P3"><text:span text:style-name="T3">1. </text:span><text:span text:style-name="T1">At least three uninformed planning algorithms (including breadth- and depth-first search) are compared on all three problems, and at least two automatic heuristics are used with A* search for planning on all three problems including “ignore-preconditions” and “level-sum” from the Planning Graph.</text:span></text:p>
      <text:p text:style-name="P3"><text:span text:style-name="T1"/></text:p>
      <text:p text:style-name="P3"><text:span text:style-name="T2">2. </text:span><text:span text:style-name="T1">A brief report lists (using a table and any appropriate visualizations) and verbally describes the performance of the algorithms on the problems compared, including the optimality of the solutions, time elapsed, and the number of node expansions required.</text:span></text:p>
      <text:p text:style-name="P3"><text:span text:style-name="T2"/></text:p>
      <text:p text:style-name="P4"><text:span text:style-name="T2">3. The report explains the reason for the observed results using at least one appropriate justification from the video lessons or from outside resources (e.g., Norvig and Russell’s textbo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1:26:44.018558316</meta:creation-date>
    <dc:date>2017-05-14T11:31:39.574734390</dc:date>
    <meta:editing-duration>PT4M54S</meta:editing-duration>
    <meta:editing-cycles>6</meta:editing-cycles>
    <meta:generator>LibreOffice/5.1.6.2$Linux_X86_64 LibreOffice_project/10m0$Build-2</meta:generator>
    <meta:document-statistic meta:table-count="0" meta:image-count="0" meta:object-count="0" meta:page-count="1" meta:paragraph-count="7" meta:word-count="130" meta:character-count="900" meta:non-whitespace-character-count="773"/>
  </office:meta>
</office:document-meta>
</file>